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size="21pt" fo:font-weight="bold" style:font-size-asian="21pt" style:font-weight-asian="bold" style:font-size-complex="21pt" style:font-weight-complex="bold"/>
    </style:style>
    <style:style style:name="P4" style:family="paragraph" style:parent-style-name="Standard">
      <style:text-properties fo:font-variant="normal" fo:text-transform="none" fo:color="#d1d5db" loext:opacity="100%" style:font-name="S hne" fo:font-size="12pt" fo:letter-spacing="normal" fo:font-style="normal" fo:font-weight="bold" style:font-size-asian="21pt" style:font-weight-asian="bold" style:font-size-complex="21pt" style:font-weight-complex="bold"/>
    </style:style>
    <style:style style:name="P5" style:family="paragraph" style:parent-style-name="Standard">
      <style:text-properties fo:color="#000000" loext:opacity="100%" fo:font-weight="normal" style:font-weight-asian="normal" style:font-weight-complex="normal"/>
    </style:style>
    <style:style style:name="T1" style:family="text">
      <style:text-properties officeooo:rsid="001053c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</text:span>o convert a VM to Docker</text:p>
      <text:p text:style-name="P4"><text:tab/><text:span text:style-name="T3">Converting a virtual machine (VM) to a container is a process known as "containerization" or "containerizing." The purpose of this conversion is to take an application or a system that is running inside a traditional virtual machine and package it into a containerized format. This brings several benefits and advantages, including:</text:span></text:p>
      <text:p text:style-name="P5"/>
      <text:p text:style-name="P2">Step 1: Create Nginx Container</text:p>
      <text:p text:style-name="Standard"/>
      <text:p text:style-name="Standard">docker run nginx -d -p 80:80</text:p>
      <text:p text:style-name="Standard"/>
      <text:p text:style-name="P1">Step 2: Displaying Running Container</text:p>
      <text:p text:style-name="Standard"/>
      <text:p text:style-name="Standard">docker ps -a</text:p>
      <text:p text:style-name="Standard"/>
      <text:p text:style-name="P1">Step 3: Export the Container with the Container name or ID</text:p>
      <text:p text:style-name="Standard"/>
      <text:p text:style-name="Standard">docker export [container-<text:span text:style-name="T1">id</text:span>] &gt; nginx.tar</text:p>
      <text:p text:style-name="Standard"/>
      <text:p text:style-name="P1">Step 4: Import the created tar file as a new Image</text:p>
      <text:p text:style-name="Standard"/>
      <text:p text:style-name="Standard">docker import - mynginx &lt; nginx.tar</text:p>
      <text:p text:style-name="Standard"/>
      <text:p text:style-name="P1">Step 5: List all the images</text:p>
      <text:p text:style-name="Standard"/>
      <text:p text:style-name="Standard">docker images</text:p>
      <text:p text:style-name="Standard"/>
      <text:p text:style-name="P1">Step 6: Save the created image as a new Tar File</text:p>
      <text:p text:style-name="Standard"/>
      <text:p text:style-name="Standard">docker save -o mynginx1.tar nginx</text:p>
      <text:p text:style-name="Standard"/>
      <text:p text:style-name="P1">Step 7: List all the files in the current location</text:p>
      <text:p text:style-name="Standard"/>
      <text:p text:style-name="Standard">ls -l</text:p>
      <text:p text:style-name="Standard"/>
      <text:p text:style-name="P1">Step 8: Load Docker image into your system:</text:p>
      <text:p text:style-name="Standard"/>
      <text:p text:style-name="Standard">docker load &lt; mynginx1.tar</text:p>
      <text:p text:style-name="Standard"/>
      <text:p text:style-name="P1">Step 9: View the loaded Docker Image</text:p>
      <text:p text:style-name="Standard"/>
      <text:p text:style-name="Standard">docker imag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26:28.428274655</meta:creation-date>
    <dc:date>2023-07-28T15:16:27.554368955</dc:date>
    <meta:editing-duration>PT20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66" meta:character-count="941" meta:non-whitespace-character-count="794"/>
  </office:meta>
</office:document-meta>
</file>